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Unet_20191228NoContraints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 calcext:value-type="string">
            <text:p>Error(micrometer)</text:p>
          </table:table-cell>
          <table:table-cell office:value-type="string" calcext:value-type="string">
            <text:p><text:s/>Surface0</text:p>
          </table:table-cell>
          <table:table-cell office:value-type="string" calcext:value-type="string">
            <text:p><text:s/>Surface1</text:p>
          </table:table-cell>
          <table:table-cell office:value-type="string" calcext:value-type="string">
            <text:p><text:s/>Surface2</text:p>
          </table:table-cell>
          <table:table-cell office:value-type="string" calcext:value-type="string">
            <text:p><text:s/>Surface3</text:p>
          </table:table-cell>
          <table:table-cell office:value-type="string" calcext:value-type="string">
            <text:p>Surface4</text:p>
          </table:table-cell>
          <table:table-cell office:value-type="string" calcext:value-type="string">
            <text:p><text:s/>Surface5</text:p>
          </table:table-cell>
          <table:table-cell office:value-type="string" calcext:value-type="string">
            <text:p><text:s/>Surface6</text:p>
          </table:table-cell>
          <table:table-cell office:value-type="string" calcext:value-type="string">
            <text:p><text:s/>Surface7</text:p>
          </table:table-cell>
          <table:table-cell office:value-type="string" calcext:value-type="string">
            <text:p><text:s/>Surface8</text:p>
          </table:table-cell>
          <table:table-cell office:value-type="string" calcext:value-type="string">
            <text:p><text:s/>Surface9</text:p>
          </table:table-cell>
          <table:table-cell office:value-type="string" calcext:value-type="string">
            <text:p><text:s/>Surface10</text:p>
          </table:table-cell>
          <table:table-cell office:value-type="string" calcext:value-type="string">
            <text:p>totalStdDeviation</text:p>
          </table:table-cell>
          <table:table-cell office:value-type="string" calcext:value-type="string">
            <text:p><text:s/>TotalMean</text:p>
          </table:table-cell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1.8404" calcext:value-type="float">
            <text:p>1.8404</text:p>
          </table:table-cell>
          <table:table-cell office:value-type="float" office:value="4.2833" calcext:value-type="float">
            <text:p>4.2833</text:p>
          </table:table-cell>
          <table:table-cell office:value-type="float" office:value="5.7992" calcext:value-type="float">
            <text:p>5.7992</text:p>
          </table:table-cell>
          <table:table-cell office:value-type="float" office:value="4.7526" calcext:value-type="float">
            <text:p>4.7526</text:p>
          </table:table-cell>
          <table:table-cell office:value-type="float" office:value="3.992" calcext:value-type="float">
            <text:p>3.992</text:p>
          </table:table-cell>
          <table:table-cell office:value-type="float" office:value="4.1561" calcext:value-type="float">
            <text:p>4.1561</text:p>
          </table:table-cell>
          <table:table-cell office:value-type="float" office:value="3.3091" calcext:value-type="float">
            <text:p>3.3091</text:p>
          </table:table-cell>
          <table:table-cell office:value-type="float" office:value="4.0271" calcext:value-type="float">
            <text:p>4.0271</text:p>
          </table:table-cell>
          <table:table-cell office:value-type="float" office:value="3.2395" calcext:value-type="float">
            <text:p>3.2395</text:p>
          </table:table-cell>
          <table:table-cell office:value-type="float" office:value="3.3488" calcext:value-type="float">
            <text:p>3.3488</text:p>
          </table:table-cell>
          <table:table-cell office:value-type="float" office:value="2.4682" calcext:value-type="float">
            <text:p>2.4682</text:p>
          </table:table-cell>
          <table:table-cell office:value-type="float" office:value="3.97987174987793" calcext:value-type="float">
            <text:p>3.97987174987793</text:p>
          </table:table-cell>
          <table:table-cell office:value-type="float" office:value="3.74693870544434" calcext:value-type="float">
            <text:p>3.74693870544434</text:p>
          </table:table-cell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1.9514" calcext:value-type="float">
            <text:p>1.9514</text:p>
          </table:table-cell>
          <table:table-cell office:value-type="float" office:value="3.6272" calcext:value-type="float">
            <text:p>3.6272</text:p>
          </table:table-cell>
          <table:table-cell office:value-type="float" office:value="4.6211" calcext:value-type="float">
            <text:p>4.6211</text:p>
          </table:table-cell>
          <table:table-cell office:value-type="float" office:value="3.3106" calcext:value-type="float">
            <text:p>3.3106</text:p>
          </table:table-cell>
          <table:table-cell office:value-type="float" office:value="3.071" calcext:value-type="float">
            <text:p>3.071</text:p>
          </table:table-cell>
          <table:table-cell office:value-type="float" office:value="3.557" calcext:value-type="float">
            <text:p>3.557</text:p>
          </table:table-cell>
          <table:table-cell office:value-type="float" office:value="2.2211" calcext:value-type="float">
            <text:p>2.2211</text:p>
          </table:table-cell>
          <table:table-cell office:value-type="float" office:value="3.7395" calcext:value-type="float">
            <text:p>3.7395</text:p>
          </table:table-cell>
          <table:table-cell office:value-type="float" office:value="3.4096" calcext:value-type="float">
            <text:p>3.4096</text:p>
          </table:table-cell>
          <table:table-cell office:value-type="float" office:value="2.6363" calcext:value-type="float">
            <text:p>2.6363</text:p>
          </table:table-cell>
          <table:table-cell office:value-type="float" office:value="2.2393" calcext:value-type="float">
            <text:p>2.2393</text:p>
          </table:table-cell>
          <table:table-cell office:value-type="float" office:value="3.1735258102417" calcext:value-type="float">
            <text:p>3.1735258102417</text:p>
          </table:table-cell>
          <table:table-cell office:value-type="float" office:value="3.1258327960968" calcext:value-type="float">
            <text:p>3.1258327960968</text:p>
          </table:table-cell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9424" calcext:value-type="float">
            <text:p>1.9424</text:p>
          </table:table-cell>
          <table:table-cell office:value-type="float" office:value="3.7233" calcext:value-type="float">
            <text:p>3.7233</text:p>
          </table:table-cell>
          <table:table-cell office:value-type="float" office:value="4.9488" calcext:value-type="float">
            <text:p>4.9488</text:p>
          </table:table-cell>
          <table:table-cell office:value-type="float" office:value="3.8123" calcext:value-type="float">
            <text:p>3.8123</text:p>
          </table:table-cell>
          <table:table-cell office:value-type="float" office:value="3.0786" calcext:value-type="float">
            <text:p>3.0786</text:p>
          </table:table-cell>
          <table:table-cell office:value-type="float" office:value="3.095" calcext:value-type="float">
            <text:p>3.095</text:p>
          </table:table-cell>
          <table:table-cell office:value-type="float" office:value="1.9423" calcext:value-type="float">
            <text:p>1.9423</text:p>
          </table:table-cell>
          <table:table-cell office:value-type="float" office:value="3.8779" calcext:value-type="float">
            <text:p>3.8779</text:p>
          </table:table-cell>
          <table:table-cell office:value-type="float" office:value="3.0792" calcext:value-type="float">
            <text:p>3.0792</text:p>
          </table:table-cell>
          <table:table-cell office:value-type="float" office:value="2.3047" calcext:value-type="float">
            <text:p>2.3047</text:p>
          </table:table-cell>
          <table:table-cell office:value-type="float" office:value="1.9813" calcext:value-type="float">
            <text:p>1.9813</text:p>
          </table:table-cell>
          <table:table-cell office:value-type="float" office:value="2.94296050071716" calcext:value-type="float">
            <text:p>2.94296050071716</text:p>
          </table:table-cell>
          <table:table-cell office:value-type="float" office:value="3.07144856452942" calcext:value-type="float">
            <text:p>3.07144856452942</text:p>
          </table:table-cell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684" calcext:value-type="float">
            <text:p>1.684</text:p>
          </table:table-cell>
          <table:table-cell office:value-type="float" office:value="3.4571" calcext:value-type="float">
            <text:p>3.4571</text:p>
          </table:table-cell>
          <table:table-cell office:value-type="float" office:value="4.4555" calcext:value-type="float">
            <text:p>4.4555</text:p>
          </table:table-cell>
          <table:table-cell office:value-type="float" office:value="3.2533" calcext:value-type="float">
            <text:p>3.2533</text:p>
          </table:table-cell>
          <table:table-cell office:value-type="float" office:value="3.1603" calcext:value-type="float">
            <text:p>3.1603</text:p>
          </table:table-cell>
          <table:table-cell office:value-type="float" office:value="3.2265" calcext:value-type="float">
            <text:p>3.2265</text:p>
          </table:table-cell>
          <table:table-cell office:value-type="float" office:value="2.059" calcext:value-type="float">
            <text:p>2.059</text:p>
          </table:table-cell>
          <table:table-cell office:value-type="float" office:value="3.1977" calcext:value-type="float">
            <text:p>3.1977</text:p>
          </table:table-cell>
          <table:table-cell office:value-type="float" office:value="2.7924" calcext:value-type="float">
            <text:p>2.7924</text:p>
          </table:table-cell>
          <table:table-cell office:value-type="float" office:value="2.7643" calcext:value-type="float">
            <text:p>2.7643</text:p>
          </table:table-cell>
          <table:table-cell office:value-type="float" office:value="2.0936" calcext:value-type="float">
            <text:p>2.0936</text:p>
          </table:table-cell>
          <table:table-cell office:value-type="float" office:value="2.7875771522522" calcext:value-type="float">
            <text:p>2.7875771522522</text:p>
          </table:table-cell>
          <table:table-cell office:value-type="float" office:value="2.92215061187744" calcext:value-type="float">
            <text:p>2.92215061187744</text:p>
          </table:table-cell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1.6514" calcext:value-type="float">
            <text:p>1.6514</text:p>
          </table:table-cell>
          <table:table-cell office:value-type="float" office:value="3.6809" calcext:value-type="float">
            <text:p>3.6809</text:p>
          </table:table-cell>
          <table:table-cell office:value-type="float" office:value="4.4573" calcext:value-type="float">
            <text:p>4.4573</text:p>
          </table:table-cell>
          <table:table-cell office:value-type="float" office:value="3.1964" calcext:value-type="float">
            <text:p>3.1964</text:p>
          </table:table-cell>
          <table:table-cell office:value-type="float" office:value="3.0045" calcext:value-type="float">
            <text:p>3.0045</text:p>
          </table:table-cell>
          <table:table-cell office:value-type="float" office:value="3.4786" calcext:value-type="float">
            <text:p>3.4786</text:p>
          </table:table-cell>
          <table:table-cell office:value-type="float" office:value="2.0364" calcext:value-type="float">
            <text:p>2.0364</text:p>
          </table:table-cell>
          <table:table-cell office:value-type="float" office:value="3.405" calcext:value-type="float">
            <text:p>3.405</text:p>
          </table:table-cell>
          <table:table-cell office:value-type="float" office:value="3.331" calcext:value-type="float">
            <text:p>3.331</text:p>
          </table:table-cell>
          <table:table-cell office:value-type="float" office:value="2.0876" calcext:value-type="float">
            <text:p>2.0876</text:p>
          </table:table-cell>
          <table:table-cell office:value-type="float" office:value="2.085" calcext:value-type="float">
            <text:p>2.085</text:p>
          </table:table-cell>
          <table:table-cell office:value-type="float" office:value="3.12261962890625" calcext:value-type="float">
            <text:p>3.12261962890625</text:p>
          </table:table-cell>
          <table:table-cell office:value-type="float" office:value="2.94672298431396" calcext:value-type="float">
            <text:p>2.94672298431396</text:p>
          </table:table-cell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1.7012" calcext:value-type="float">
            <text:p>1.7012</text:p>
          </table:table-cell>
          <table:table-cell office:value-type="float" office:value="3.968" calcext:value-type="float">
            <text:p>3.968</text:p>
          </table:table-cell>
          <table:table-cell office:value-type="float" office:value="4.8371" calcext:value-type="float">
            <text:p>4.8371</text:p>
          </table:table-cell>
          <table:table-cell office:value-type="float" office:value="4.1877" calcext:value-type="float">
            <text:p>4.1877</text:p>
          </table:table-cell>
          <table:table-cell office:value-type="float" office:value="3.9056" calcext:value-type="float">
            <text:p>3.9056</text:p>
          </table:table-cell>
          <table:table-cell office:value-type="float" office:value="4.0303" calcext:value-type="float">
            <text:p>4.0303</text:p>
          </table:table-cell>
          <table:table-cell office:value-type="float" office:value="1.9693" calcext:value-type="float">
            <text:p>1.9693</text:p>
          </table:table-cell>
          <table:table-cell office:value-type="float" office:value="3.308" calcext:value-type="float">
            <text:p>3.308</text:p>
          </table:table-cell>
          <table:table-cell office:value-type="float" office:value="2.5765" calcext:value-type="float">
            <text:p>2.5765</text:p>
          </table:table-cell>
          <table:table-cell office:value-type="float" office:value="2.1254" calcext:value-type="float">
            <text:p>2.1254</text:p>
          </table:table-cell>
          <table:table-cell office:value-type="float" office:value="2.0025" calcext:value-type="float">
            <text:p>2.0025</text:p>
          </table:table-cell>
          <table:table-cell office:value-type="float" office:value="3.28709769248962" calcext:value-type="float">
            <text:p>3.28709769248962</text:p>
          </table:table-cell>
          <table:table-cell office:value-type="float" office:value="3.14652371406555" calcext:value-type="float">
            <text:p>3.14652371406555</text:p>
          </table:table-cell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1.6959" calcext:value-type="float">
            <text:p>1.6959</text:p>
          </table:table-cell>
          <table:table-cell office:value-type="float" office:value="3.213" calcext:value-type="float">
            <text:p>3.213</text:p>
          </table:table-cell>
          <table:table-cell office:value-type="float" office:value="4.8481" calcext:value-type="float">
            <text:p>4.8481</text:p>
          </table:table-cell>
          <table:table-cell office:value-type="float" office:value="3.158" calcext:value-type="float">
            <text:p>3.158</text:p>
          </table:table-cell>
          <table:table-cell office:value-type="float" office:value="3.0905" calcext:value-type="float">
            <text:p>3.0905</text:p>
          </table:table-cell>
          <table:table-cell office:value-type="float" office:value="3.3451" calcext:value-type="float">
            <text:p>3.3451</text:p>
          </table:table-cell>
          <table:table-cell office:value-type="float" office:value="2.9504" calcext:value-type="float">
            <text:p>2.9504</text:p>
          </table:table-cell>
          <table:table-cell office:value-type="float" office:value="4.5092" calcext:value-type="float">
            <text:p>4.5092</text:p>
          </table:table-cell>
          <table:table-cell office:value-type="float" office:value="3.7309" calcext:value-type="float">
            <text:p>3.7309</text:p>
          </table:table-cell>
          <table:table-cell office:value-type="float" office:value="2.6952" calcext:value-type="float">
            <text:p>2.6952</text:p>
          </table:table-cell>
          <table:table-cell office:value-type="float" office:value="1.9811" calcext:value-type="float">
            <text:p>1.9811</text:p>
          </table:table-cell>
          <table:table-cell office:value-type="float" office:value="4.18549633026123" calcext:value-type="float">
            <text:p>4.18549633026123</text:p>
          </table:table-cell>
          <table:table-cell office:value-type="float" office:value="3.20158529281616" calcext:value-type="float">
            <text:p>3.20158529281616</text:p>
          </table:table-cell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1.7521" calcext:value-type="float">
            <text:p>1.7521</text:p>
          </table:table-cell>
          <table:table-cell office:value-type="float" office:value="3.4066" calcext:value-type="float">
            <text:p>3.4066</text:p>
          </table:table-cell>
          <table:table-cell office:value-type="float" office:value="4.5032" calcext:value-type="float">
            <text:p>4.5032</text:p>
          </table:table-cell>
          <table:table-cell office:value-type="float" office:value="3.3322" calcext:value-type="float">
            <text:p>3.3322</text:p>
          </table:table-cell>
          <table:table-cell office:value-type="float" office:value="3.9396" calcext:value-type="float">
            <text:p>3.9396</text:p>
          </table:table-cell>
          <table:table-cell office:value-type="float" office:value="3.9942" calcext:value-type="float">
            <text:p>3.9942</text:p>
          </table:table-cell>
          <table:table-cell office:value-type="float" office:value="1.8653" calcext:value-type="float">
            <text:p>1.8653</text:p>
          </table:table-cell>
          <table:table-cell office:value-type="float" office:value="3.6948" calcext:value-type="float">
            <text:p>3.6948</text:p>
          </table:table-cell>
          <table:table-cell office:value-type="float" office:value="3.835" calcext:value-type="float">
            <text:p>3.835</text:p>
          </table:table-cell>
          <table:table-cell office:value-type="float" office:value="2.5361" calcext:value-type="float">
            <text:p>2.5361</text:p>
          </table:table-cell>
          <table:table-cell office:value-type="float" office:value="1.8689" calcext:value-type="float">
            <text:p>1.8689</text:p>
          </table:table-cell>
          <table:table-cell office:value-type="float" office:value="2.9996612071991" calcext:value-type="float">
            <text:p>2.9996612071991</text:p>
          </table:table-cell>
          <table:table-cell office:value-type="float" office:value="3.15709972381592" calcext:value-type="float">
            <text:p>3.15709972381592</text:p>
          </table:table-cell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1.8712" calcext:value-type="float">
            <text:p>1.8712</text:p>
          </table:table-cell>
          <table:table-cell office:value-type="float" office:value="3.8867" calcext:value-type="float">
            <text:p>3.8867</text:p>
          </table:table-cell>
          <table:table-cell office:value-type="float" office:value="4.7004" calcext:value-type="float">
            <text:p>4.7004</text:p>
          </table:table-cell>
          <table:table-cell office:value-type="float" office:value="3.2731" calcext:value-type="float">
            <text:p>3.2731</text:p>
          </table:table-cell>
          <table:table-cell office:value-type="float" office:value="3.186" calcext:value-type="float">
            <text:p>3.186</text:p>
          </table:table-cell>
          <table:table-cell office:value-type="float" office:value="4.23" calcext:value-type="float">
            <text:p>4.23</text:p>
          </table:table-cell>
          <table:table-cell office:value-type="float" office:value="2.2259" calcext:value-type="float">
            <text:p>2.2259</text:p>
          </table:table-cell>
          <table:table-cell office:value-type="float" office:value="3.366" calcext:value-type="float">
            <text:p>3.366</text:p>
          </table:table-cell>
          <table:table-cell office:value-type="float" office:value="3.23" calcext:value-type="float">
            <text:p>3.23</text:p>
          </table:table-cell>
          <table:table-cell office:value-type="float" office:value="2.5243" calcext:value-type="float">
            <text:p>2.5243</text:p>
          </table:table-cell>
          <table:table-cell office:value-type="float" office:value="1.9436" calcext:value-type="float">
            <text:p>1.9436</text:p>
          </table:table-cell>
          <table:table-cell office:value-type="float" office:value="3.02997350692749" calcext:value-type="float">
            <text:p>3.02997350692749</text:p>
          </table:table-cell>
          <table:table-cell office:value-type="float" office:value="3.13065671920776" calcext:value-type="float">
            <text:p>3.13065671920776</text:p>
          </table:table-cell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1.6422" calcext:value-type="float">
            <text:p>1.6422</text:p>
          </table:table-cell>
          <table:table-cell office:value-type="float" office:value="2.8289" calcext:value-type="float">
            <text:p>2.8289</text:p>
          </table:table-cell>
          <table:table-cell office:value-type="float" office:value="4.9164" calcext:value-type="float">
            <text:p>4.9164</text:p>
          </table:table-cell>
          <table:table-cell office:value-type="float" office:value="2.9483" calcext:value-type="float">
            <text:p>2.9483</text:p>
          </table:table-cell>
          <table:table-cell office:value-type="float" office:value="2.6477" calcext:value-type="float">
            <text:p>2.6477</text:p>
          </table:table-cell>
          <table:table-cell office:value-type="float" office:value="2.7385" calcext:value-type="float">
            <text:p>2.7385</text:p>
          </table:table-cell>
          <table:table-cell office:value-type="float" office:value="1.741" calcext:value-type="float">
            <text:p>1.741</text:p>
          </table:table-cell>
          <table:table-cell office:value-type="float" office:value="2.9343" calcext:value-type="float">
            <text:p>2.9343</text:p>
          </table:table-cell>
          <table:table-cell office:value-type="float" office:value="3.0746" calcext:value-type="float">
            <text:p>3.0746</text:p>
          </table:table-cell>
          <table:table-cell office:value-type="float" office:value="2.2411" calcext:value-type="float">
            <text:p>2.2411</text:p>
          </table:table-cell>
          <table:table-cell office:value-type="float" office:value="1.8094" calcext:value-type="float">
            <text:p>1.8094</text:p>
          </table:table-cell>
          <table:table-cell office:value-type="float" office:value="2.45803093910217" calcext:value-type="float">
            <text:p>2.45803093910217</text:p>
          </table:table-cell>
          <table:table-cell office:value-type="float" office:value="2.68384408950806" calcext:value-type="float">
            <text:p>2.68384408950806</text:p>
          </table:table-cell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2" table:formula="of:=AVERAGE([.B2:.B11])" office:value-type="float" office:value="1.77322" calcext:value-type="float">
            <text:p>1.77322</text:p>
          </table:table-cell>
          <table:table-cell table:style-name="ce2" table:formula="of:=AVERAGE([.C2:.C11])" office:value-type="float" office:value="3.6075" calcext:value-type="float">
            <text:p>3.6075</text:p>
          </table:table-cell>
          <table:table-cell table:style-name="ce2" table:formula="of:=AVERAGE([.D2:.D11])" office:value-type="float" office:value="4.80871" calcext:value-type="float">
            <text:p>4.80871</text:p>
          </table:table-cell>
          <table:table-cell table:style-name="ce2" table:formula="of:=AVERAGE([.E2:.E11])" office:value-type="float" office:value="3.52245" calcext:value-type="float">
            <text:p>3.52245</text:p>
          </table:table-cell>
          <table:table-cell table:style-name="ce2" table:formula="of:=AVERAGE([.F2:.F11])" office:value-type="float" office:value="3.30758" calcext:value-type="float">
            <text:p>3.30758</text:p>
          </table:table-cell>
          <table:table-cell table:style-name="ce2" table:formula="of:=AVERAGE([.G2:.G11])" office:value-type="float" office:value="3.58513" calcext:value-type="float">
            <text:p>3.58513</text:p>
          </table:table-cell>
          <table:table-cell table:style-name="ce2" table:formula="of:=AVERAGE([.H2:.H11])" office:value-type="float" office:value="2.23198" calcext:value-type="float">
            <text:p>2.23198</text:p>
          </table:table-cell>
          <table:table-cell table:style-name="ce2" table:formula="of:=AVERAGE([.I2:.I11])" office:value-type="float" office:value="3.60595" calcext:value-type="float">
            <text:p>3.60595</text:p>
          </table:table-cell>
          <table:table-cell table:style-name="ce2" table:formula="of:=AVERAGE([.J2:.J11])" office:value-type="float" office:value="3.22987" calcext:value-type="float">
            <text:p>3.22987</text:p>
          </table:table-cell>
          <table:table-cell table:style-name="ce2" table:formula="of:=AVERAGE([.K2:.K11])" office:value-type="float" office:value="2.52638" calcext:value-type="float">
            <text:p>2.52638</text:p>
          </table:table-cell>
          <table:table-cell table:style-name="ce2" table:formula="of:=AVERAGE([.L2:.L11])" office:value-type="float" office:value="2.04729" calcext:value-type="float">
            <text:p>2.04729</text:p>
          </table:table-cell>
          <table:table-cell table:style-name="ce2" table:formula="of:=AVERAGE([.M2:.M11])" office:value-type="float" office:value="3.19668145179749" calcext:value-type="float">
            <text:p>3.19668145179749</text:p>
          </table:table-cell>
          <table:table-cell table:style-name="ce2" table:formula="of:=AVERAGE([.N2:.N11])" office:value-type="float" office:value="3.11328032016754" calcext:value-type="float">
            <text:p>3.113280320167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0T11:43:04.913621999</dc:date>
    <meta:editing-duration>PT15M43S</meta:editing-duration>
    <meta:editing-cycles>4</meta:editing-cycles>
    <meta:generator>LibreOffice/6.0.7.3$Linux_X86_64 LibreOffice_project/00m0$Build-3</meta:generator>
    <meta:document-statistic meta:table-count="1" meta:cell-count="168" meta:object-count="0"/>
  </office:meta>
</office:document-meta>
</file>